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7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ce2"/>
        <table:table-column table:style-name="co2" table:default-cell-style-name="ce2"/>
        <table:table-row table:style-name="ro1">
          <table:table-cell table:style-name="ce1" office:value-type="string">
            <text:p>MARKER</text:p>
          </table:table-cell>
          <table:table-cell table:style-name="ce1" office:value-type="string">
            <text:p>RISCO</text:p>
          </table:table-cell>
          <table:table-cell table:style-name="ce1" office:value-type="string">
            <text:p>QUALIDADE</text:p>
          </table:table-cell>
          <table:table-cell table:style-name="ce1" office:value-type="string">
            <text:p>OB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BAIXO</text:p>
          </table:table-cell>
          <table:table-cell office:value-type="string">
            <text:p>RAZOAVEL</text:p>
          </table:table-cell>
          <table:table-cell office:value-type="string">
            <text:p>instav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EDIO</text:p>
          </table:table-cell>
          <table:table-cell office:value-type="string">
            <text:p>OTIMA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TO</text:p>
          </table:table-cell>
          <table:table-cell office:value-type="string">
            <text:p>RUIM</text:p>
          </table:table-cell>
          <table:table-cell office:value-type="string">
            <text:p>instavel e confunde com a 13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TO</text:p>
          </table:table-cell>
          <table:table-cell office:value-type="string">
            <text:p>RAZOAVEL</text:p>
          </table:table-cell>
          <table:table-cell office:value-type="string">
            <text:p>instave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DI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ALTO</text:p>
          </table:table-cell>
          <table:table-cell office:value-type="string">
            <text:p>RUIM</text:p>
          </table:table-cell>
          <table:table-cell office:value-type="string">
            <text:p>confunde com a 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AIXO</text:p>
          </table:table-cell>
          <table:table-cell office:value-type="string">
            <text:p>RAZOAVEL</text:p>
          </table:table-cell>
          <table:table-cell office:value-type="string">
            <text:p>instave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BAIXO</text:p>
          </table:table-cell>
          <table:table-cell office:value-type="string">
            <text:p>RUIM</text:p>
          </table:table-cell>
          <table:table-cell office:value-type="string">
            <text:p>instavel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ALTO</text:p>
          </table:table-cell>
          <table:table-cell office:value-type="string">
            <text:p>RAZOAVEL</text:p>
          </table:table-cell>
          <table:table-cell office:value-type="string">
            <text:p>instavel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BAIXO</text:p>
          </table:table-cell>
          <table:table-cell office:value-type="string">
            <text:p>RAZOAVEL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BAIXO</text:p>
          </table:table-cell>
          <table:table-cell office:value-type="string">
            <text:p>RAZOAVEL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BAIXO</text:p>
          </table:table-cell>
          <table:table-cell office:value-type="string">
            <text:p>BOA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9">19/10/2010</text:date>, <text:time>09:12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Manzo</meta:initial-creator>
    <meta:creation-date>2010-10-19T08:12:41</meta:creation-date>
    <dc:date>2010-10-19T09:12:30</dc:date>
    <dc:creator>Rafael Manzo</dc:creator>
    <meta:editing-duration>PT00H14M07S</meta:editing-duration>
    <meta:editing-cycles>1</meta:editing-cycles>
    <meta:document-statistic meta:table-count="3" meta:cell-count="71" meta:object-count="0"/>
    <meta:generator>OpenOffice.org/3.2$Linux OpenOffice.org_project/320m12$Build-9483</meta:generator>
  </office:meta>
</office:document-meta>
</file>